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d90e" officeooo:paragraph-rsid="0019d90e" style:font-size-asian="15pt" style:font-size-complex="15pt"/>
    </style:style>
    <style:style style:name="P2" style:family="paragraph" style:parent-style-name="Standard">
      <style:text-properties fo:font-size="15pt" officeooo:rsid="001eb873" officeooo:paragraph-rsid="001eb873" style:font-size-asian="15pt" style:font-size-complex="15pt"/>
    </style:style>
    <style:style style:name="P3" style:family="paragraph" style:parent-style-name="Standard">
      <style:text-properties fo:font-size="15pt" officeooo:rsid="002019d1" officeooo:paragraph-rsid="002019d1" style:font-size-asian="15pt" style:font-size-complex="15pt"/>
    </style:style>
    <style:style style:name="P4" style:family="paragraph" style:parent-style-name="Standard">
      <style:text-properties fo:font-size="15pt" officeooo:rsid="00216ab5" officeooo:paragraph-rsid="00216ab5" style:font-size-asian="15pt" style:font-size-complex="15pt"/>
    </style:style>
    <style:style style:name="P5" style:family="paragraph" style:parent-style-name="Standard">
      <style:text-properties fo:font-size="15pt" officeooo:rsid="00227e70" officeooo:paragraph-rsid="00227e70" style:font-size-asian="15pt" style:font-size-complex="15pt"/>
    </style:style>
    <style:style style:name="P6" style:family="paragraph" style:parent-style-name="Standard">
      <style:text-properties fo:font-size="15pt" officeooo:rsid="00241cd3" officeooo:paragraph-rsid="00241cd3" style:font-size-asian="15pt" style:font-size-complex="15pt"/>
    </style:style>
    <style:style style:name="P7" style:family="paragraph" style:parent-style-name="Standard">
      <style:text-properties fo:font-size="15pt" officeooo:rsid="0024ebf2" officeooo:paragraph-rsid="0024ebf2" style:font-size-asian="15pt" style:font-size-complex="15pt"/>
    </style:style>
    <style:style style:name="P8" style:family="paragraph" style:parent-style-name="Standard">
      <style:text-properties fo:font-size="15pt" officeooo:rsid="0024ebf2" officeooo:paragraph-rsid="002572c7" style:font-size-asian="15pt" style:font-size-complex="15pt"/>
    </style:style>
    <style:style style:name="P9" style:family="paragraph" style:parent-style-name="Standard">
      <style:text-properties fo:font-size="15pt" officeooo:rsid="002572c7" officeooo:paragraph-rsid="002572c7" style:font-size-asian="15pt" style:font-size-complex="15pt"/>
    </style:style>
    <style:style style:name="P10" style:family="paragraph" style:parent-style-name="Standard">
      <style:text-properties fo:font-size="15pt" officeooo:rsid="00266b2a" officeooo:paragraph-rsid="00266b2a" style:font-size-asian="15pt" style:font-size-complex="15pt"/>
    </style:style>
    <style:style style:name="P11" style:family="paragraph" style:parent-style-name="Standard">
      <style:text-properties fo:font-size="15pt" officeooo:rsid="00266b2a" officeooo:paragraph-rsid="00273bc5" style:font-size-asian="15pt" style:font-size-complex="15pt"/>
    </style:style>
    <style:style style:name="P12" style:family="paragraph" style:parent-style-name="Standard">
      <style:text-properties fo:font-size="15pt" officeooo:rsid="00266b2a" officeooo:paragraph-rsid="002d5a3d" style:font-size-asian="15pt" style:font-size-complex="15pt"/>
    </style:style>
    <style:style style:name="P13" style:family="paragraph" style:parent-style-name="Standard">
      <style:text-properties fo:font-size="15pt" officeooo:rsid="00266b2a" officeooo:paragraph-rsid="0035d035" style:font-size-asian="15pt" style:font-size-complex="15pt"/>
    </style:style>
    <style:style style:name="P14" style:family="paragraph" style:parent-style-name="Standard">
      <style:text-properties fo:font-size="15pt" officeooo:rsid="00266b2a" officeooo:paragraph-rsid="0037b96b" style:font-size-asian="15pt" style:font-size-complex="15pt"/>
    </style:style>
    <style:style style:name="P15" style:family="paragraph" style:parent-style-name="Standard">
      <style:text-properties fo:font-size="15pt" officeooo:rsid="00266b2a" officeooo:paragraph-rsid="0039f5b9" style:font-size-asian="15pt" style:font-size-complex="15pt"/>
    </style:style>
    <style:style style:name="P16" style:family="paragraph" style:parent-style-name="Standard">
      <style:text-properties fo:font-size="15pt" officeooo:rsid="002e3f8f" officeooo:paragraph-rsid="002e3f8f" style:font-size-asian="15pt" style:font-size-complex="15pt"/>
    </style:style>
    <style:style style:name="P17" style:family="paragraph" style:parent-style-name="Standard">
      <style:text-properties fo:font-size="15pt" officeooo:rsid="002fa69c" officeooo:paragraph-rsid="002fa69c" style:font-size-asian="15pt" style:font-size-complex="15pt"/>
    </style:style>
    <style:style style:name="P18" style:family="paragraph" style:parent-style-name="Standard">
      <style:text-properties fo:font-size="15pt" officeooo:rsid="0036bb63" officeooo:paragraph-rsid="0036bb63" style:font-size-asian="15pt" style:font-size-complex="15pt"/>
    </style:style>
    <style:style style:name="P19" style:family="paragraph" style:parent-style-name="Standard">
      <style:text-properties fo:font-size="15pt" officeooo:rsid="0037f2a3" officeooo:paragraph-rsid="0039f5b9" style:font-size-asian="15pt" style:font-size-complex="15pt"/>
    </style:style>
    <style:style style:name="P20" style:family="paragraph" style:parent-style-name="Standard">
      <style:text-properties fo:font-size="15pt" officeooo:rsid="003a557a" officeooo:paragraph-rsid="003a557a" style:font-size-asian="15pt" style:font-size-complex="15pt"/>
    </style:style>
    <style:style style:name="P21" style:family="paragraph" style:parent-style-name="Standard">
      <style:text-properties fo:font-size="15pt" officeooo:rsid="003a557a" officeooo:paragraph-rsid="003c0b80" style:font-size-asian="15pt" style:font-size-complex="15pt"/>
    </style:style>
    <style:style style:name="P22" style:family="paragraph" style:parent-style-name="Standard">
      <style:text-properties fo:font-size="15pt" officeooo:rsid="003a557a" officeooo:paragraph-rsid="003e4ca4" style:font-size-asian="15pt" style:font-size-complex="15pt"/>
    </style:style>
    <style:style style:name="P23" style:family="paragraph" style:parent-style-name="Standard">
      <style:text-properties fo:font-size="15pt" officeooo:rsid="003a557a" officeooo:paragraph-rsid="0040ad0b" style:font-size-asian="15pt" style:font-size-complex="15pt"/>
    </style:style>
    <style:style style:name="P24" style:family="paragraph" style:parent-style-name="Standard">
      <style:text-properties fo:font-size="15pt" officeooo:rsid="003d0b4a" officeooo:paragraph-rsid="003d0b4a" style:font-size-asian="15pt" style:font-size-complex="15pt"/>
    </style:style>
    <style:style style:name="P25" style:family="paragraph" style:parent-style-name="Standard">
      <style:text-properties fo:font-size="15pt" officeooo:rsid="0040ad0b" officeooo:paragraph-rsid="0040ad0b" style:font-size-asian="15pt" style:font-size-complex="15pt"/>
    </style:style>
    <style:style style:name="P26" style:family="paragraph" style:parent-style-name="Standard">
      <style:text-properties fo:font-size="15pt" officeooo:rsid="0043f97f" officeooo:paragraph-rsid="0043f97f" style:font-size-asian="15pt" style:font-size-complex="15pt"/>
    </style:style>
    <style:style style:name="P27" style:family="paragraph" style:parent-style-name="Standard">
      <style:text-properties fo:font-size="15pt" officeooo:rsid="0044e902" officeooo:paragraph-rsid="0044e902" style:font-size-asian="15pt" style:font-size-complex="15pt"/>
    </style:style>
    <style:style style:name="P28" style:family="paragraph" style:parent-style-name="Standard">
      <style:text-properties fo:font-size="15pt" officeooo:rsid="004516de" officeooo:paragraph-rsid="004516de" style:font-size-asian="15pt" style:font-size-complex="15pt"/>
    </style:style>
    <style:style style:name="P29" style:family="paragraph" style:parent-style-name="Standard">
      <style:text-properties fo:font-size="15pt" officeooo:rsid="00466ad5" officeooo:paragraph-rsid="00466ad5" style:font-size-asian="15pt" style:font-size-complex="15pt"/>
    </style:style>
    <style:style style:name="P30" style:family="paragraph" style:parent-style-name="Standard">
      <style:text-properties fo:font-size="15pt" officeooo:rsid="0046adfb" officeooo:paragraph-rsid="0046adfb" style:font-size-asian="15pt" style:font-size-complex="15pt"/>
    </style:style>
    <style:style style:name="P31" style:family="paragraph" style:parent-style-name="Standard">
      <style:text-properties fo:font-size="15pt" officeooo:rsid="00481683" officeooo:paragraph-rsid="00481683" style:font-size-asian="15pt" style:font-size-complex="15pt"/>
    </style:style>
    <style:style style:name="P32" style:family="paragraph" style:parent-style-name="Standard">
      <style:text-properties fo:font-size="15pt" officeooo:rsid="0048d0b4" officeooo:paragraph-rsid="0048d0b4" style:font-size-asian="15pt" style:font-size-complex="15pt"/>
    </style:style>
    <style:style style:name="P33" style:family="paragraph" style:parent-style-name="Standard">
      <style:text-properties fo:font-size="15pt" officeooo:rsid="0048d0b4" officeooo:paragraph-rsid="004ae78e" style:font-size-asian="15pt" style:font-size-complex="15pt"/>
    </style:style>
    <style:style style:name="P34" style:family="paragraph" style:parent-style-name="Standard">
      <style:text-properties fo:font-size="15pt" officeooo:rsid="004a01e8" officeooo:paragraph-rsid="004a01e8" style:font-size-asian="15pt" style:font-size-complex="15pt"/>
    </style:style>
    <style:style style:name="P35" style:family="paragraph" style:parent-style-name="Standard">
      <style:text-properties fo:font-size="15pt" officeooo:rsid="004ae78e" officeooo:paragraph-rsid="004ae78e" style:font-size-asian="15pt" style:font-size-complex="15pt"/>
    </style:style>
    <style:style style:name="P36" style:family="paragraph" style:parent-style-name="Standard">
      <style:text-properties fo:font-size="15pt" officeooo:rsid="004c2cd0" officeooo:paragraph-rsid="004c2cd0" style:font-size-asian="15pt" style:font-size-complex="15pt"/>
    </style:style>
    <style:style style:name="P37" style:family="paragraph" style:parent-style-name="Standard">
      <style:text-properties fo:font-size="15pt" officeooo:rsid="004cfab8" officeooo:paragraph-rsid="004cfab8" style:font-size-asian="15pt" style:font-size-complex="15pt"/>
    </style:style>
    <style:style style:name="P38" style:family="paragraph" style:parent-style-name="Standard">
      <style:text-properties fo:font-size="15pt" officeooo:rsid="004ed31b" officeooo:paragraph-rsid="004ed31b" style:font-size-asian="15pt" style:font-size-complex="15pt"/>
    </style:style>
    <style:style style:name="P39" style:family="paragraph" style:parent-style-name="Standard">
      <style:text-properties fo:color="#cc0000" fo:font-size="15pt" officeooo:rsid="0019d90e" officeooo:paragraph-rsid="0019d90e" style:font-size-asian="15pt" style:font-size-complex="15pt"/>
    </style:style>
    <style:style style:name="P40" style:family="paragraph" style:parent-style-name="Standard">
      <style:text-properties fo:color="#cc0000" fo:font-size="15pt" officeooo:rsid="002e3f8f" officeooo:paragraph-rsid="002e3f8f" style:font-size-asian="15pt" style:font-size-complex="15pt"/>
    </style:style>
    <style:style style:name="T1" style:family="text">
      <style:text-properties officeooo:rsid="001aacf0"/>
    </style:style>
    <style:style style:name="T2" style:family="text">
      <style:text-properties officeooo:rsid="001eb873"/>
    </style:style>
    <style:style style:name="T3" style:family="text">
      <style:text-properties officeooo:rsid="002019d1"/>
    </style:style>
    <style:style style:name="T4" style:family="text">
      <style:text-properties fo:color="#cc0000"/>
    </style:style>
    <style:style style:name="T5" style:family="text">
      <style:text-properties officeooo:rsid="00207620"/>
    </style:style>
    <style:style style:name="T6" style:family="text">
      <style:text-properties officeooo:rsid="002572c7"/>
    </style:style>
    <style:style style:name="T7" style:family="text">
      <style:text-properties officeooo:rsid="00266b2a"/>
    </style:style>
    <style:style style:name="T8" style:family="text">
      <style:text-properties officeooo:rsid="00273bc5"/>
    </style:style>
    <style:style style:name="T9" style:family="text">
      <style:text-properties officeooo:rsid="0029260d"/>
    </style:style>
    <style:style style:name="T10" style:family="text">
      <style:text-properties officeooo:rsid="0029dbb7"/>
    </style:style>
    <style:style style:name="T11" style:family="text">
      <style:text-properties officeooo:rsid="002bab32"/>
    </style:style>
    <style:style style:name="T12" style:family="text">
      <style:text-properties officeooo:rsid="002d5a3d"/>
    </style:style>
    <style:style style:name="T13" style:family="text">
      <style:text-properties officeooo:rsid="002dffef"/>
    </style:style>
    <style:style style:name="T14" style:family="text">
      <style:text-properties officeooo:rsid="002fa69c"/>
    </style:style>
    <style:style style:name="T15" style:family="text">
      <style:text-properties officeooo:rsid="00343144"/>
    </style:style>
    <style:style style:name="T16" style:family="text">
      <style:text-properties officeooo:rsid="0035d035"/>
    </style:style>
    <style:style style:name="T17" style:family="text">
      <style:text-properties officeooo:rsid="0037b96b"/>
    </style:style>
    <style:style style:name="T18" style:family="text">
      <style:text-properties officeooo:rsid="0037f2a3"/>
    </style:style>
    <style:style style:name="T19" style:family="text">
      <style:text-properties officeooo:rsid="003872c7"/>
    </style:style>
    <style:style style:name="T20" style:family="text">
      <style:text-properties officeooo:rsid="0039f5b9"/>
    </style:style>
    <style:style style:name="T21" style:family="text">
      <style:text-properties officeooo:rsid="003a557a"/>
    </style:style>
    <style:style style:name="T22" style:family="text">
      <style:text-properties officeooo:rsid="003c0b80"/>
    </style:style>
    <style:style style:name="T23" style:family="text">
      <style:text-properties officeooo:rsid="003e4ca4"/>
    </style:style>
    <style:style style:name="T24" style:family="text">
      <style:text-properties officeooo:rsid="003f033b"/>
    </style:style>
    <style:style style:name="T25" style:family="text">
      <style:text-properties officeooo:rsid="0040ad0b"/>
    </style:style>
    <style:style style:name="T26" style:family="text">
      <style:text-properties officeooo:rsid="0048d0b4"/>
    </style:style>
    <style:style style:name="T27" style:family="text">
      <style:text-properties officeooo:rsid="004ae78e"/>
    </style:style>
    <style:style style:name="T28" style:family="text">
      <style:text-properties officeooo:rsid="004cfab8"/>
    </style:style>
    <style:style style:name="T29" style:family="text">
      <style:text-properties officeooo:rsid="004ed3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19 </text:p>
      <text:p text:style-name="P1"/>
      <text:p text:style-name="P1"><text:span text:style-name="T4">封装</text:span>　</text:p>
      <text:p text:style-name="P1"/>
      <text:p text:style-name="P1">隐藏细节　（用实例方法来对对象进行操作，供别人用的实例方法通常叫做借口）　实例变量进行隐藏　<text:span text:style-name="T1">self.__变量名（双下划线开头）　　（self._类名__变量名 可以在外面进行调用）　</text:span></text:p>
      <text:p text:style-name="P1"/>
      <text:p text:style-name="P1"/>
      <text:p text:style-name="P39">多态</text:p>
      <text:p text:style-name="P1"/>
      <text:p text:style-name="P1">动态<text:span text:style-name="T2">（python)　</text:span></text:p>
      <text:p text:style-name="P1">静态<text:span text:style-name="T2">　</text:span></text:p>
      <text:p text:style-name="P1"/>
      <text:p text:style-name="P1"/>
      <text:p text:style-name="P39">多继承</text:p>
      <text:p text:style-name="P1"/>
      <text:p text:style-name="P1">多继承冲突<text:span text:style-name="T2">　</text:span></text:p>
      <text:p text:style-name="P2">类名.__mro__ 继承<text:span text:style-name="T3">的顺序</text:span></text:p>
      <text:p text:style-name="P3">多继承尽可能少用</text:p>
      <text:p text:style-name="P2"/>
      <text:p text:style-name="P1">函数重写　</text:p>
      <text:p text:style-name="P1"/>
      <text:p text:style-name="P1">在自定义<text:span text:style-name="T5">的类内加入相应的方法可以让自定义的对象使用内建函数进行操作</text:span></text:p>
      <text:p text:style-name="P4">repr </text:p>
      <text:p text:style-name="P4">str </text:p>
      <text:p text:style-name="P4">abs</text:p>
      <text:p text:style-name="P4">len</text:p>
      <text:p text:style-name="P4">int</text:p>
      <text:p text:style-name="P4">float</text:p>
      <text:p text:style-name="P4">round</text:p>
      <text:p text:style-name="P4">next()</text:p>
      <text:p text:style-name="P4">iter()….</text:p>
      <text:p text:style-name="P4"/>
      <text:p text:style-name="P1">迭代器　</text:p>
      <text:p text:style-name="P4">iter(obj)返回的对象　</text:p>
      <text:p text:style-name="P4"><text:soft-page-break/>iter(obj)返回的对象　是靠　obj.__iter__()返回来的　</text:p>
      <text:p text:style-name="P4">next(it)进行取值　　it.__next__()取值　</text:p>
      <text:p text:style-name="P4"/>
      <text:p text:style-name="P4"/>
      <text:p text:style-name="P1"/>
      <text:p text:style-name="P1"/>
      <text:p text:style-name="P1"/>
      <text:p text:style-name="P1"/>
      <text:p text:style-name="P5">day20 </text:p>
      <text:p text:style-name="P5"/>
      <text:p text:style-name="P5">异常（高级）</text:p>
      <text:p text:style-name="P5">　　with语句</text:p>
      <text:p text:style-name="P5">语法　</text:p>
      <text:p text:style-name="P5">　　with　表达式１［as 变量1］,表达式２［as 变量２],..:</text:p>
      <text:p text:style-name="P5"><text:s text:c="16"/>语句块</text:p>
      <text:p text:style-name="P5"/>
      <text:p text:style-name="P5">作用　：</text:p>
      <text:p text:style-name="P5">　　使用于对资源进行访问的场合，确保使用过程中不管是否发生异常都会执行必须的’清理＇文件，并释放资源</text:p>
      <text:p text:style-name="P5">　　如　文件打开后自动关闭，线程中锁的自动获取和释放</text:p>
      <text:p text:style-name="P5">说明：</text:p>
      <text:p text:style-name="P5">　　as 字句中的变量用于绑定表达式执行后生成的对象　</text:p>
      <text:p text:style-name="P5">　　with　语句并不会改变异常的状态　</text:p>
      <text:p text:style-name="P5"/>
      <text:p text:style-name="P6">try-except </text:p>
      <text:p text:style-name="P6">try-finally</text:p>
      <text:p text:style-name="P6">raise </text:p>
      <text:p text:style-name="P6">assert </text:p>
      <text:p text:style-name="P6">with </text:p>
      <text:p text:style-name="P6"/>
      <text:p text:style-name="P6"/>
      <text:p text:style-name="P7">try:</text:p>
      <text:p text:style-name="P7"><text:s text:c="4"/>with open('xxx.txt') as f:#f=open('xxx.txt')</text:p>
      <text:p text:style-name="P7">#open是唯一能用with语句的</text:p>
      <text:p text:style-name="P7">#with　表达式１［as 变量1］,表达式２［as 变量２],..:</text:p>
      <text:p text:style-name="P7"><text:s text:c="8"/>for l in f:</text:p>
      <text:p text:style-name="P7"><text:soft-page-break/><text:s text:c="12"/>x=int('aaa')#当进入异常流程时，打开的文件也能被关闭</text:p>
      <text:p text:style-name="P7"><text:s text:c="12"/>print(l)</text:p>
      <text:p text:style-name="P7">#当用with打开的时候不需要关闭文件</text:p>
      <text:p text:style-name="P7">except OSError:</text:p>
      <text:p text:style-name="P7"><text:s text:c="4"/>print('打开文件失败')</text:p>
      <text:p text:style-name="P7"/>
      <text:p text:style-name="P7"/>
      <text:p text:style-name="P7"/>
      <text:p text:style-name="P7">资源管理器<text:span text:style-name="T6">　</text:span></text:p>
      <text:p text:style-name="P8"><text:span text:style-name="T6">１，</text:span>类内<text:span text:style-name="T6">有　__enter__和　__exit__实例方法的类创建的对象被称为环境管理器，</text:span></text:p>
      <text:p text:style-name="P8"><text:span text:style-name="T6">２，能够用with语句进行管理的对象必须是环境管理器　</text:span></text:p>
      <text:p text:style-name="P7"><text:span text:style-name="T6">３，</text:span>__<text:span text:style-name="T6">enter__方法将在进入with语句时被调用，由as变量绑定返回的对象　</text:span></text:p>
      <text:p text:style-name="P9">４，　__exit__方法将在离开with语句时被自动调用，且可以通过参数来判断离开with语句时是否有异常发生</text:p>
      <text:p text:style-name="P7"/>
      <text:p text:style-name="P7"/>
      <text:p text:style-name="P7"/>
      <text:p text:style-name="P7">运算符重载</text:p>
      <text:p text:style-name="P7"/>
      <text:p text:style-name="P7">什么<text:span text:style-name="T7">是运算符重载　</text:span></text:p>
      <text:p text:style-name="P10">　　让自定义的类生成的对象（实例）能够使用运行算进行操作</text:p>
      <text:p text:style-name="P10">作用：</text:p>
      <text:p text:style-name="P10">　　让自定义类的实例像内建对象一样进行运算符操作</text:p>
      <text:p text:style-name="P10">　　让程序简洁易读</text:p>
      <text:p text:style-name="P10">　　对自定义对象将运算符赋予新的规则</text:p>
      <text:p text:style-name="P10"/>
      <text:p text:style-name="P10">算数运算符的重载：</text:p>
      <text:p text:style-name="P10">　　方法名　　　　　　运算符和表达式　　　　　　　　说明</text:p>
      <text:p text:style-name="P10"><text:s text:c="6"/>__add__(self,rhs) <text:s text:c="16"/>self+ rhs <text:s text:c="42"/>加法</text:p>
      <text:p text:style-name="P10"><text:s text:c="6"/>__sub__(self,rhs) <text:s text:c="17"/>self- rhs <text:s text:c="43"/>减法</text:p>
      <text:p text:style-name="P11"><text:s text:c="6"/>__mul__(self,rhs) <text:s text:c="17"/>self <text:s/>* rhs <text:s text:c="39"/>乘法</text:p>
      <text:p text:style-name="P10"><text:s text:c="5"/>__<text:span text:style-name="T8">truediv</text:span>__(self,rhs) <text:s text:c="11"/><text:span text:style-name="T9">self / rhs <text:s text:c="42"/>除法</text:span> <text:s text:c="3"/></text:p>
      <text:p text:style-name="P10"><text:soft-page-break/><text:s/>__<text:span text:style-name="T9">floordiv</text:span>__(self,rhs) <text:s text:c="15"/><text:span text:style-name="T10">self // rhs <text:s text:c="40"/>地板除</text:span> <text:s text:c="10"/></text:p>
      <text:p text:style-name="P12"><text:s/>__<text:span text:style-name="T11">mod</text:span>__(self,rhs) <text:s text:c="20"/><text:span text:style-name="T12">self % rhs <text:s text:c="35"/>求余</text:span> <text:s text:c="14"/></text:p>
      <text:p text:style-name="P10"><text:s/>__<text:span text:style-name="T12">pow</text:span>__(self,rhs) <text:s/>　　　　 <text:s text:c="3"/><text:span text:style-name="T13">self ** rhs <text:s text:c="39"/>幂运算</text:span></text:p>
      <text:p text:style-name="P10"/>
      <text:p text:style-name="P16">rhs(right <text:s/>hand <text:s/>side ) <text:s text:c="11"/>右手边</text:p>
      <text:p text:style-name="P16"/>
      <text:p text:style-name="P17">幂运算符　　</text:p>
      <text:p text:style-name="P16"/>
      <text:p text:style-name="P16">运算符重载方法的参数已经有固定的含义，不建议改变原的运算符的含义及参数的意义</text:p>
      <text:p text:style-name="P16"/>
      <text:p text:style-name="P40">二元运算符的重载方法格式　：</text:p>
      <text:p text:style-name="P16">　　<text:span text:style-name="T14">def __xxx__(self,other):</text:span></text:p>
      <text:p text:style-name="P16"><text:s text:c="20"/>语句块</text:p>
      <text:p text:style-name="P16"/>
      <text:p text:style-name="P16"/>
      <text:p text:style-name="P16">反<text:span text:style-name="T15">向</text:span>算数运算符重载　</text:p>
      <text:p text:style-name="P13"><text:s text:c="6"/>__<text:span text:style-name="T16">r</text:span>add__(self,<text:span text:style-name="T16">l</text:span>hs) <text:s text:c="16"/>self+ <text:span text:style-name="T16">l</text:span>hs <text:s text:c="42"/>加法</text:p>
      <text:p text:style-name="P13"><text:s text:c="6"/>__<text:span text:style-name="T16">r</text:span>sub__(self,<text:span text:style-name="T16">l</text:span>hs) <text:s text:c="17"/>self- <text:span text:style-name="T16">l</text:span>hs <text:s text:c="43"/>减法</text:p>
      <text:p text:style-name="P13"><text:s text:c="6"/>__<text:span text:style-name="T16">r</text:span>mul__(self,<text:span text:style-name="T16">l</text:span>hs) <text:s text:c="17"/>self <text:s/>* <text:span text:style-name="T16">l</text:span>hs <text:s text:c="39"/>乘法</text:p>
      <text:p text:style-name="P13"><text:s text:c="5"/>__<text:span text:style-name="T16">rtruediv</text:span>__(self,<text:span text:style-name="T16">l</text:span>hs) <text:s text:c="11"/><text:span text:style-name="T9">self /lhs <text:s text:c="42"/>除法</text:span> <text:s text:c="3"/></text:p>
      <text:p text:style-name="P13"><text:s/>__<text:span text:style-name="T16">rfloordiv</text:span>__(self,<text:span text:style-name="T16">l</text:span>hs) <text:s text:c="15"/><text:span text:style-name="T10">self // lhs <text:s text:c="40"/>地板除</text:span> <text:s text:c="10"/></text:p>
      <text:p text:style-name="P13"><text:s/>__<text:span text:style-name="T16">rmod</text:span>__(self,<text:span text:style-name="T16">l</text:span>hs) <text:s text:c="20"/><text:span text:style-name="T12">self % lhs <text:s text:c="35"/>求余</text:span> <text:s text:c="14"/></text:p>
      <text:p text:style-name="P13"><text:s/>__<text:span text:style-name="T16">rpow</text:span>__(self,<text:span text:style-name="T16">l</text:span>hs) <text:s/>　　　　 <text:s text:c="3"/><text:span text:style-name="T13">self ** lhs <text:s text:c="39"/>幂运算</text:span></text:p>
      <text:p text:style-name="P13"/>
      <text:p text:style-name="P16"><text:s text:c="8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复合赋值算数运算符的重载　</text:p>
      <text:p text:style-name="P18"/>
      <text:p text:style-name="P18"><text:soft-page-break/>以复合赋值算数运算符　x += y　为例子，此运算符会优先调用x.__iadd__(y)方法，如果没有__iadd__方法时会将符合赋值运算拆解为:</text:p>
      <text:p text:style-name="P18">x = x.__add__(y)方法</text:p>
      <text:p text:style-name="P18">如果再不存在__<text:span text:style-name="T17">add__方法则会触发TypeError类型的错误异常　</text:span></text:p>
      <text:p text:style-name="P18"/>
      <text:p text:style-name="P18"/>
      <text:p text:style-name="P18"/>
      <text:p text:style-name="P14"><text:s text:c="6"/>__<text:span text:style-name="T17">i</text:span>add__(self,rhs) <text:s text:c="16"/>self+<text:span text:style-name="T17">=</text:span> rhs <text:s text:c="42"/>加法</text:p>
      <text:p text:style-name="P14"><text:s text:c="6"/>__<text:span text:style-name="T17">i</text:span>sub__(self,rhs) <text:s text:c="17"/>self-<text:span text:style-name="T17">=</text:span> rhs <text:s text:c="43"/>减法</text:p>
      <text:p text:style-name="P14"><text:s text:c="6"/>__<text:span text:style-name="T17">i</text:span>mul__(self,rhs) <text:s text:c="17"/>self <text:s/>* <text:span text:style-name="T17">=</text:span>rhs <text:s text:c="39"/>乘法</text:p>
      <text:p text:style-name="P14"><text:s text:c="5"/>__<text:span text:style-name="T17">itruediv</text:span>__(self,rhs) <text:s text:c="11"/><text:span text:style-name="T9">self / =rhs <text:s text:c="42"/>除法</text:span> <text:s text:c="3"/></text:p>
      <text:p text:style-name="P14"><text:s/>__<text:span text:style-name="T17">ifloordiv</text:span>__(self,rhs) <text:s text:c="15"/><text:span text:style-name="T10">self // =rhs <text:s text:c="40"/>地板除</text:span> <text:s text:c="10"/></text:p>
      <text:p text:style-name="P14"><text:s/>__<text:span text:style-name="T17">imod</text:span>__(self,rhs) <text:s text:c="20"/><text:span text:style-name="T12">self %= rhs <text:s text:c="35"/>求余</text:span> <text:s text:c="14"/></text:p>
      <text:p text:style-name="P14"><text:s/>__<text:span text:style-name="T17">ipow</text:span>__(self,rhs) <text:s/>　　　　 <text:s text:c="3"/><text:span text:style-name="T13">self ** =rhs <text:s text:c="39"/>幂运算</text:span></text:p>
      <text:p text:style-name="P14"/>
      <text:p text:style-name="P14"/>
      <text:p text:style-name="P14"/>
      <text:p text:style-name="P19">比较运算符的重载　</text:p>
      <text:p text:style-name="P19"/>
      <text:p text:style-name="P15"><text:s/>__<text:span text:style-name="T18">lt</text:span>__(self,<text:span text:style-name="T16">l</text:span>hs) <text:s text:c="23"/><text:span text:style-name="T19">self &lt; rhs <text:s text:c="38"/>小于</text:span></text:p>
      <text:p text:style-name="P15"><text:s/>__<text:span text:style-name="T18">le</text:span>__(self,<text:span text:style-name="T16">l</text:span>hs) <text:s text:c="23"/><text:span text:style-name="T19">self &lt;= rhs <text:s text:c="35"/>小于等于</text:span></text:p>
      <text:p text:style-name="P15">__<text:span text:style-name="T19">gt</text:span>__(self,<text:span text:style-name="T16">l</text:span>hs) <text:s text:c="23"/><text:span text:style-name="T20">self &gt; rhs <text:s text:c="39"/>大于</text:span></text:p>
      <text:p text:style-name="P15"/>
      <text:p text:style-name="P15">__<text:span text:style-name="T20">ge</text:span>__(self,<text:span text:style-name="T16">l</text:span>hs) <text:s text:c="22"/><text:span text:style-name="T20">self &gt;= <text:s/>rhs <text:s text:c="35"/>大于等于</text:span></text:p>
      <text:p text:style-name="P15"/>
      <text:p text:style-name="P15">__<text:span text:style-name="T20">eq</text:span>__(self,<text:span text:style-name="T16">l</text:span>hs) <text:s text:c="21"/><text:span text:style-name="T20">self == rhs <text:s text:c="38"/>等于</text:span></text:p>
      <text:p text:style-name="P15"/>
      <text:p text:style-name="P15">__<text:span text:style-name="T20">ne</text:span>__(self,<text:span text:style-name="T16">l</text:span>hs) <text:s text:c="21"/><text:span text:style-name="T20">self != rhs <text:s text:c="40"/>不等　</text:span></text:p>
      <text:p text:style-name="P15">注：　比较运算符通常返回布尔值<text:span text:style-name="T20">True 或 False </text:span></text:p>
      <text:p text:style-name="P15"/>
      <text:p text:style-name="P15"/>
      <text:p text:style-name="P15"/>
      <text:p text:style-name="P20">位相关运算符重载　</text:p>
      <text:p text:style-name="P20">方法名　　　　　　　　　运算符和表达式　　　　　　　　　说明　</text:p>
      <text:p text:style-name="P20">__and__(self,rhs) <text:s text:c="19"/>self &amp;rhs <text:s text:c="49"/>位与</text:p>
      <text:p text:style-name="P20"><text:soft-page-break/>__or__(self,rhs) <text:s text:c="24"/>self | <text:s/>rhs <text:s text:c="44"/>位或</text:p>
      <text:p text:style-name="P20"/>
      <text:p text:style-name="P20">__xor__(self,rhs) <text:s text:c="23"/>self ^ rhs <text:s text:c="42"/>位异或</text:p>
      <text:p text:style-name="P20"/>
      <text:p text:style-name="P20">__lshift__(self,rhs) <text:s text:c="20"/>self &lt;&lt; rhs <text:s text:c="40"/>左移</text:p>
      <text:p text:style-name="P20"/>
      <text:p text:style-name="P20">__rshift__(self,rhs) <text:s text:c="20"/>self &gt;&gt; rhs <text:s text:c="40"/>右移</text:p>
      <text:p text:style-name="P20"/>
      <text:p text:style-name="P20"/>
      <text:p text:style-name="P20"/>
      <text:p text:style-name="P20"/>
      <text:p text:style-name="P20">反向位运算符　</text:p>
      <text:p text:style-name="P20"/>
      <text:p text:style-name="P20"/>
      <text:p text:style-name="P21">__<text:span text:style-name="T22">r</text:span>and__(self,<text:span text:style-name="T22">l</text:span>hs) <text:s text:c="19"/>self &amp;rhs <text:s text:c="49"/>位与</text:p>
      <text:p text:style-name="P21">__<text:span text:style-name="T22">r</text:span>or__(self,<text:span text:style-name="T22">l</text:span>hs) <text:s text:c="23"/><text:span text:style-name="T22">l</text:span>hs <text:s text:c="2"/>| <text:s text:c="2"/><text:span text:style-name="T22">self</text:span> <text:s text:c="40"/>位或</text:p>
      <text:p text:style-name="P21"/>
      <text:p text:style-name="P21">__<text:span text:style-name="T22">r</text:span>xor__(self,<text:span text:style-name="T22">l</text:span>hs) <text:s text:c="22"/><text:span text:style-name="T22">l</text:span>hs ^ <text:s text:c="3"/><text:span text:style-name="T22">self</text:span> <text:s text:c="37"/>位异或</text:p>
      <text:p text:style-name="P21"/>
      <text:p text:style-name="P21">__<text:span text:style-name="T22">r</text:span>lshift__(self,<text:span text:style-name="T22">l</text:span>hs) <text:s text:c="21"/><text:span text:style-name="T22">l</text:span>hs <text:s/>&lt;&lt; <text:s/><text:span text:style-name="T22">self</text:span> <text:s text:c="37"/>左移</text:p>
      <text:p text:style-name="P21"/>
      <text:p text:style-name="P21">__<text:span text:style-name="T22">r</text:span>rshift__(self,<text:span text:style-name="T22">l</text:span>hs) <text:s text:c="21"/><text:span text:style-name="T22">l</text:span>hs <text:s text:c="2"/>&gt;&gt; <text:s text:c="3"/><text:span text:style-name="T22">self</text:span> <text:s text:c="31"/>右移</text:p>
      <text:p text:style-name="P21"/>
      <text:p text:style-name="P21"/>
      <text:p text:style-name="P21"/>
      <text:p text:style-name="P24">复合赋值相位运算符重载　</text:p>
      <text:p text:style-name="P24">方法名　　　　　　　　　　<text:span text:style-name="T21">运算符和表达式　　　　　　　说明　</text:span></text:p>
      <text:p text:style-name="P22">__<text:span text:style-name="T23">i</text:span>and__(self,rhs) <text:s text:c="21"/>self &amp;<text:span text:style-name="T24">= </text:span>rhs <text:s text:c="44"/>位与</text:p>
      <text:p text:style-name="P22">__<text:span text:style-name="T23">i</text:span>or__(self,rhs) <text:s text:c="24"/>self |<text:span text:style-name="T24">=</text:span> <text:s/>rhs <text:s text:c="44"/>位或</text:p>
      <text:p text:style-name="P22"/>
      <text:p text:style-name="P22">__<text:span text:style-name="T23">i</text:span>xor__(self,rhs) <text:s text:c="23"/>self ^ <text:span text:style-name="T24">=</text:span>rhs <text:s text:c="42"/>位异或</text:p>
      <text:p text:style-name="P22"/>
      <text:p text:style-name="P22">__<text:span text:style-name="T23">i</text:span>lshift__(self,rhs) <text:s text:c="20"/>self &lt;&lt; <text:span text:style-name="T24">=</text:span>rhs <text:s text:c="40"/>左移</text:p>
      <text:p text:style-name="P22"/>
      <text:p text:style-name="P22">__<text:span text:style-name="T23">i</text:span>rshift__(self,rhs) <text:s text:c="20"/>self &gt;&gt;<text:span text:style-name="T24">=</text:span> rhs <text:s text:c="40"/>右移</text:p>
      <text:p text:style-name="P22"/>
      <text:p text:style-name="P22"/>
      <text:p text:style-name="P25"><text:soft-page-break/>一元运算符的重载　</text:p>
      <text:p text:style-name="P25">+ <text:s/>- <text:s/>~ <text:s/>正号　负号</text:p>
      <text:p text:style-name="P25"/>
      <text:p text:style-name="P23">__<text:span text:style-name="T25">neg</text:span>__(self<text:span text:style-name="T25">) <text:s text:c="25"/>-self <text:s text:c="51"/>负号</text:span></text:p>
      <text:p text:style-name="P23"/>
      <text:p text:style-name="P23">__<text:span text:style-name="T25">pos</text:span>__(self<text:span text:style-name="T25">) <text:s text:c="24"/>+self <text:s text:c="51"/>正号</text:span></text:p>
      <text:p text:style-name="P23"/>
      <text:p text:style-name="P23">__<text:span text:style-name="T25">invert</text:span>__(self<text:span text:style-name="T25">) <text:s text:c="19"/>~self <text:s text:c="54"/>取反　</text:span></text:p>
      <text:p text:style-name="P23"/>
      <text:p text:style-name="P25">语法　</text:p>
      <text:p text:style-name="P25">class 类名:</text:p>
      <text:p text:style-name="P25"><text:s text:c="4"/>def <text:s/>__xxx__(self):</text:p>
      <text:p text:style-name="P25"><text:s text:c="13"/>…………….</text:p>
      <text:p text:style-name="P25"/>
      <text:p text:style-name="P25"/>
      <text:p text:style-name="P27">二元运算符</text:p>
      <text:p text:style-name="P26">in / not in 运算符重载　</text:p>
      <text:p text:style-name="P26">格式　</text:p>
      <text:p text:style-name="P26">　　def __contains__(self,e):</text:p>
      <text:p text:style-name="P26"><text:s text:c="16"/>语句</text:p>
      <text:p text:style-name="P26">注：　in / <text:s/>not in 返回布尔值　　True/False </text:p>
      <text:p text:style-name="P26"/>
      <text:p text:style-name="P26">当重载了__contains__ 后，in 和 not in 运算符都可用</text:p>
      <text:p text:style-name="P26"/>
      <text:p text:style-name="P26">not in 运算符的返回值与in　相反　</text:p>
      <text:p text:style-name="P26"/>
      <text:p text:style-name="P26"/>
      <text:p text:style-name="P26"/>
      <text:p text:style-name="P26"/>
      <text:p text:style-name="P26"/>
      <text:p text:style-name="P28">索引和切片运算符重载方法　</text:p>
      <text:p text:style-name="P28">　方法名　　　　　　　　　运算符和表达式　　　　　　　说明：</text:p>
      <text:p text:style-name="P28">__getitem__(self,i) <text:s text:c="24"/>x=self[i] <text:s text:c="29"/>索引/切片取值</text:p>
      <text:p text:style-name="P28"/>
      <text:p text:style-name="P28">__setitem__(self,i,v) <text:s text:c="20"/>self[i]=v <text:s text:c="30"/>索引/切片赋值</text:p>
      <text:p text:style-name="P28"/>
      <text:p text:style-name="P28"><text:soft-page-break/>__delitem__(self,i) <text:s text:c="21"/>del <text:s/>self[i] <text:s text:c="18"/>del 语句删除索引/切片</text:p>
      <text:p text:style-name="P28"/>
      <text:p text:style-name="P28"/>
      <text:p text:style-name="P28">作用：</text:p>
      <text:p text:style-name="P28">让自定义的类型的对象能够支持索引和切片操作　</text:p>
      <text:p text:style-name="P26"/>
      <text:p text:style-name="P25"/>
      <text:p text:style-name="P25"/>
      <text:p text:style-name="P29"/>
      <text:p text:style-name="P29">class MyList:</text:p>
      <text:p text:style-name="P29"><text:s text:c="4"/>def __init__(self,iterable=()):</text:p>
      <text:p text:style-name="P29"><text:s text:c="8"/>self.__data=list(iterable)</text:p>
      <text:p text:style-name="P29"/>
      <text:p text:style-name="P29"><text:s text:c="4"/>def __repr__(self):</text:p>
      <text:p text:style-name="P29"><text:s text:c="8"/>return 'MyList(%s)' % self.__data</text:p>
      <text:p text:style-name="P29"/>
      <text:p text:style-name="P29"><text:s text:c="4"/>def __getitem__(self,i):</text:p>
      <text:p text:style-name="P29"><text:s text:c="8"/>return self.__data[i]</text:p>
      <text:p text:style-name="P29"/>
      <text:p text:style-name="P29"><text:s text:c="4"/>def __setitem__(self,i,v):</text:p>
      <text:p text:style-name="P29"><text:s text:c="8"/>'''此方法可以让自定义的列表支持索引赋值操作'''</text:p>
      <text:p text:style-name="P29"><text:s text:c="8"/># print('__setitem__被调用')</text:p>
      <text:p text:style-name="P29"><text:s text:c="8"/>self.__data[i] = v</text:p>
      <text:p text:style-name="P29"><text:s text:c="4"/>def __delitem__(self,i):</text:p>
      <text:p text:style-name="P29"><text:s text:c="8"/>del self.__data[i]</text:p>
      <text:p text:style-name="P29"><text:s text:c="8"/># self.__data.pop(i)</text:p>
      <text:p text:style-name="P29"/>
      <text:p text:style-name="P29"/>
      <text:p text:style-name="P29"/>
      <text:p text:style-name="P29"/>
      <text:p text:style-name="P29">L1=MyList([1,-2,3,-4,5])</text:p>
      <text:p text:style-name="P29">print(L1)</text:p>
      <text:p text:style-name="P29">x=L1[3]</text:p>
      <text:p text:style-name="P29">print(x)</text:p>
      <text:p text:style-name="P29"/>
      <text:p text:style-name="P29">L1[3]=400#L1.__setitem__(3,400)</text:p>
      <text:p text:style-name="P29">print(L1)</text:p>
      <text:p text:style-name="P29"><text:soft-page-break/></text:p>
      <text:p text:style-name="P29">del L1[3]</text:p>
      <text:p text:style-name="P29">print(L1)</text:p>
      <text:p text:style-name="P29"/>
      <text:p text:style-name="P29">L1[3]=400</text:p>
      <text:p text:style-name="P29">print(L1)</text:p>
      <text:p text:style-name="P29"/>
      <text:p text:style-name="P29"/>
      <text:p text:style-name="P29">思考如下</text:p>
      <text:p text:style-name="P30">print(L1[::2])#切片取值</text:p>
      <text:p text:style-name="P34"># L1[slice(0,0,2)]</text:p>
      <text:p text:style-name="P30"/>
      <text:p text:style-name="P31">slice构造函数</text:p>
      <text:p text:style-name="P31"><text:s/>作用：</text:p>
      <text:p text:style-name="P31">　　　用于创建一个<text:span text:style-name="T26">slice对象，此对于用于切片操作的传值</text:span></text:p>
      <text:p text:style-name="P31">格式：</text:p>
      <text:p text:style-name="P31">　　　<text:span text:style-name="T26">slice(start=None,stop=None,step=None) </text:span></text:p>
      <text:p text:style-name="P31"><text:s text:c="10"/><text:span text:style-name="T26">slice 对象的实例属性　</text:span></text:p>
      <text:p text:style-name="P32">slice对象的实例属性　</text:p>
      <text:p text:style-name="P32">　　　start 切片的起始值　　默认为None </text:p>
      <text:p text:style-name="P32">　　　stop <text:s/>切片的终止值　　默认为None </text:p>
      <text:p text:style-name="P32"><text:s text:c="13"/>step <text:s/>切片的步长　　　默认为None </text:p>
      <text:p text:style-name="P32"/>
      <text:p text:style-name="P32"/>
      <text:p text:style-name="P32"/>
      <text:p text:style-name="P32"/>
      <text:p text:style-name="P33"><text:s text:c="14"/><text:span text:style-name="T27"><text:s text:c="4"/>def __getitem__(self,i):</text:span></text:p>
      <text:p text:style-name="P35"><text:s text:c="8"/>if type(i) is int:</text:p>
      <text:p text:style-name="P35"><text:s text:c="12"/>print('用户正在用索引取值')</text:p>
      <text:p text:style-name="P35"><text:s text:c="8"/>elif type(i) is slice:</text:p>
      <text:p text:style-name="P35"><text:s text:c="12"/>print('用户正在用切片取值')</text:p>
      <text:p text:style-name="P35"><text:s text:c="12"/>print('切片起点',i.start)#i即是slice的一个对象　访问对象属性</text:p>
      <text:p text:style-name="P35"><text:s text:c="12"/>print('切片终点',i.stop)</text:p>
      <text:p text:style-name="P35"><text:s text:c="12"/>print('步长',i.step)</text:p>
      <text:p text:style-name="P35"><text:s text:c="8"/>elif type(i) is str:</text:p>
      <text:p text:style-name="P35"><text:soft-page-break/><text:s text:c="12"/>print('正在用字符串')</text:p>
      <text:p text:style-name="P35"/>
      <text:p text:style-name="P35"><text:s text:c="8"/>return self.__data[i]</text:p>
      <text:p text:style-name="P35"/>
      <text:p text:style-name="P35"/>
      <text:p text:style-name="P36">特性属性：　@property</text:p>
      <text:p text:style-name="P36">实现其他语言所拥有的getter 和 setter 功能　</text:p>
      <text:p text:style-name="P36"/>
      <text:p text:style-name="P36">作用：</text:p>
      <text:p text:style-name="P36">　　用来模拟一个属性　</text:p>
      <text:p text:style-name="P36">　　通过@property装饰器，可以对模拟属性的赋值和取值加以控制　</text:p>
      <text:p text:style-name="P36">示例</text:p>
      <text:p text:style-name="P30"/>
      <text:p text:style-name="P30"/>
      <text:p text:style-name="P30"/>
      <text:p text:style-name="P30">实现有序集合<text:span text:style-name="T28">类orderset　，能实现两个集合的交集　&amp;,并集　｜　，</text:span></text:p>
      <text:p text:style-name="P37">补集- , 对称补集<text:span text:style-name="T29">　＾　　＝＝，！＝，in / not in 等操作　</text:span></text:p>
      <text:p text:style-name="P37"/>
      <text:p text:style-name="P37">要求<text:span text:style-name="T29">：　集合的内部用list存储数据</text:span></text:p>
      <text:p text:style-name="P37"/>
      <text:p text:style-name="P38">s1=OrderSet([1,2,3,4])</text:p>
      <text:p text:style-name="P38">s2=OrderSet([3,4,5])</text:p>
      <text:p text:style-name="P38">print(s1 &amp; s2) #OrderSet([3,4])</text:p>
      <text:p text:style-name="P38">print(s1 | s2) <text:s/># OrderSet([1,2,3,4,5])</text:p>
      <text:p text:style-name="P38">print(s1 ^ s2) # OrderSet([1,2,5])</text:p>
      <text:p text:style-name="P38">if OrderSet([1,2,3]) != OrderSet(1,2,3,4):</text:p>
      <text:p text:style-name="P38"><text:s text:c="4"/>print(‘不想等’)</text:p>
      <text:p text:style-name="P38">else:</text:p>
      <text:p text:style-name="P38"><text:s text:c="3"/>print(‘相等’)</text:p>
      <text:p text:style-name="P38"/>
      <text:p text:style-name="P38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9:05:44.817775957</meta:creation-date>
    <dc:date>2018-08-28T18:00:28.637041121</dc:date>
    <meta:editing-duration>PT4H10M18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10" meta:paragraph-count="217" meta:word-count="1714" meta:character-count="7992" meta:non-whitespace-character-count="4126"/>
  </office:meta>
</office:document-meta>
</file>